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624cm" style:use-optimal-column-width="false"/>
    </style:style>
    <style:style style:name="co2" style:family="table-column">
      <style:table-column-properties style:column-width="4.415cm" style:use-optimal-column-width="false"/>
    </style:style>
    <style:style style:name="co3" style:family="table-column">
      <style:table-column-properties style:column-width="3.623cm" style:use-optimal-column-width="false"/>
    </style:style>
    <style:style style:name="co4" style:family="table-column">
      <style:table-column-properties style:column-width="5.901cm" style:use-optimal-column-width="false"/>
    </style:style>
    <style:style style:name="co5" style:family="table-column">
      <style:table-column-properties style:column-width="5.211cm" style:use-optimal-column-width="false"/>
    </style:style>
    <style:style style:name="ro1" style:family="table-row">
      <style:table-row-properties style:row-height="4.478cm"/>
    </style:style>
    <style:style style:name="ro2" style:family="table-row">
      <style:table-row-properties style:row-height="2.586cm"/>
    </style:style>
    <style:style style:name="ro3" style:family="table-row">
      <style:table-row-properties style:row-height="2.592cm"/>
    </style:style>
    <style:style style:name="P1" style:family="paragraph">
      <style:paragraph-properties style:text-autospace="none"/>
    </style:style>
    <style:style style:name="P2" style:family="paragraph">
      <style:paragraph-properties fo:text-align="end" style:text-autospace="none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standard" draw:layer="layout" svg:width="26.397cm" svg:height="19.999cm" svg:x="0.8cm" svg:y="0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1">SNO</text:p>
              </table:table-cell>
              <table:table-cell>
                <text:p text:style-name="P1">DESCRIPTION</text:p>
              </table:table-cell>
              <table:table-cell>
                <text:p text:style-name="P1">NAME</text:p>
              </table:table-cell>
              <table:table-cell>
                <text:p text:style-name="P1">TYPE</text:p>
              </table:table-cell>
              <table:table-cell>
                <text:p text:style-name="P1">DATA DESCRIPTION</text:p>
              </table:table-cell>
              <table:table-cell>
                <text:p text:style-name="P1">SPECIFICATION</text:p>
              </table:table-cell>
            </table:table-row>
            <table:table-row table:style-name="ro2" table:default-cell-style-name="gray2">
              <table:table-cell>
                <text:p text:style-name="P2">1</text:p>
              </table:table-cell>
              <table:table-cell>
                <text:p text:style-name="P1">Draining</text:p>
              </table:table-cell>
              <table:table-cell>
                <text:p text:style-name="P1">Drain</text:p>
              </table:table-cell>
              <table:table-cell>
                <text:p text:style-name="P1">INPUT</text:p>
              </table:table-cell>
              <table:table-cell>
                <text:p text:style-name="P1">DI</text:p>
              </table:table-cell>
              <table:table-cell>
                <text:p text:style-name="P1">5V DC</text:p>
              </table:table-cell>
            </table:table-row>
            <table:table-row table:style-name="ro2" table:default-cell-style-name="gray1">
              <table:table-cell>
                <text:p text:style-name="P2">2</text:p>
              </table:table-cell>
              <table:table-cell>
                <text:p text:style-name="P1">Water tank</text:p>
              </table:table-cell>
              <table:table-cell>
                <text:p text:style-name="P1">Tank</text:p>
              </table:table-cell>
              <table:table-cell>
                <text:p text:style-name="P1">INPUT</text:p>
              </table:table-cell>
              <table:table-cell>
                <text:p text:style-name="P1">DI</text:p>
              </table:table-cell>
              <table:table-cell>
                <text:p text:style-name="P1">5V DC</text:p>
              </table:table-cell>
            </table:table-row>
            <table:table-row table:style-name="ro2" table:default-cell-style-name="gray2">
              <table:table-cell>
                <text:p text:style-name="P2">3</text:p>
              </table:table-cell>
              <table:table-cell>
                <text:p text:style-name="P1">Drainvalve</text:p>
              </table:table-cell>
              <table:table-cell>
                <text:p text:style-name="P1">Valve</text:p>
              </table:table-cell>
              <table:table-cell>
                <text:p text:style-name="P1">OUTPUT</text:p>
              </table:table-cell>
              <table:table-cell>
                <text:p text:style-name="P1">DO</text:p>
              </table:table-cell>
              <table:table-cell>
                <text:p text:style-name="P1">5V DC</text:p>
              </table:table-cell>
            </table:table-row>
            <table:table-row table:style-name="ro2" table:default-cell-style-name="gray1">
              <table:table-cell>
                <text:p text:style-name="P2">4</text:p>
              </table:table-cell>
              <table:table-cell>
                <text:p text:style-name="P1">Buzzer</text:p>
              </table:table-cell>
              <table:table-cell>
                <text:p text:style-name="P1">buzzer</text:p>
              </table:table-cell>
              <table:table-cell>
                <text:p text:style-name="P1">OUTPUT</text:p>
              </table:table-cell>
              <table:table-cell>
                <text:p text:style-name="P1">DO</text:p>
              </table:table-cell>
              <table:table-cell>
                <text:p text:style-name="P1">5V DC</text:p>
              </table:table-cell>
            </table:table-row>
            <table:table-row table:style-name="ro2" table:default-cell-style-name="gray2">
              <table:table-cell>
                <text:p text:style-name="P2">5</text:p>
              </table:table-cell>
              <table:table-cell>
                <text:p text:style-name="P1">LCD</text:p>
              </table:table-cell>
              <table:table-cell>
                <text:p text:style-name="P1">Lcd(20x4)</text:p>
              </table:table-cell>
              <table:table-cell>
                <text:p text:style-name="P1">OUTPUT</text:p>
              </table:table-cell>
              <table:table-cell>
                <text:p text:style-name="P1">DO</text:p>
              </table:table-cell>
              <table:table-cell>
                <text:p text:style-name="P1">5V DC</text:p>
              </table:table-cell>
            </table:table-row>
            <table:table-row table:style-name="ro3" table:default-cell-style-name="gray1">
              <table:table-cell>
                <text:p text:style-name="P2">6</text:p>
              </table:table-cell>
              <table:table-cell>
                <text:p text:style-name="P1">Motor</text:p>
              </table:table-cell>
              <table:table-cell>
                <text:p text:style-name="P1">motor</text:p>
              </table:table-cell>
              <table:table-cell>
                <text:p text:style-name="P1">OUTPUT</text:p>
              </table:table-cell>
              <table:table-cell>
                <text:p text:style-name="P1">DO</text:p>
              </table:table-cell>
              <table:table-cell>
                <text:p text:style-name="P1">NA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office:forms form:automatic-focus="false" form:apply-design-mode="false"/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8" draw:layer="backgroundobjects" svg:width="6.523cm" svg:height="1.447cm" svg:x="1.4cm" svg:y="19.13cm" presentation:class="date-time">
        <draw:text-box>
          <text:p text:style-name="MP7"><presentation:date-time/></text:p>
        </draw:text-box>
      </draw:frame>
      <draw:frame presentation:style-name="Mpr13" draw:text-style-name="MP10" draw:layer="backgroundobjects" svg:width="8.875cm" svg:height="1.447cm" svg:x="9.576cm" svg:y="19.13cm" presentation:class="footer">
        <draw:text-box>
          <text:p text:style-name="MP9"><presentation:footer/></text:p>
        </draw:text-box>
      </draw:frame>
      <draw:frame presentation:style-name="Mpr13" draw:text-style-name="MP12" draw:layer="backgroundobjects" svg:width="6.523cm" svg:height="1.447cm" svg:x="20.076cm" svg:y="19.13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14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15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15" draw:text-style-name="MP12" draw:layer="backgroundobjects" svg:width="9.113cm" svg:height="1.484cm" svg:x="11.886cm" svg:y="28.215cm" presentation:class="page-number">
          <draw:text-box>
            <text:p text:style-name="MP11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9T12:54:08.690687228</meta:creation-date>
    <meta:editing-duration>PT7M42S</meta:editing-duration>
    <meta:editing-cycles>2</meta:editing-cycles>
    <meta:generator>LibreOffice/6.0.7.3$Linux_X86_64 LibreOffice_project/00m0$Build-3</meta:generator>
    <dc:title>Lush Green</dc:title>
    <dc:date>2023-02-19T13:01:49.464703977</dc:date>
    <meta:document-statistic meta:object-count="68"/>
  </office:meta>
</office:document-meta>
</file>